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60375cm" style:use-optimal-column-width="true"/>
    </style:style>
    <style:style style:name="co3" style:family="table-column">
      <style:table-column-properties fo:break-before="auto" style:column-width="8.255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vinsi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EH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UMATERA UTAR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UMATERA BARAT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IAU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AMBI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UMATERA SELATA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ENGKULU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AMPUNG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EPULAUAN BANGKA BELITUNG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EPULAUAN RIAU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DKI JAKARTA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AWA BARAT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AWA TENGAH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I YOGYAKARTA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JAWA TIMUR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NTEN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LI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USA TENGGARA BARA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USA TENGGARA TIMUR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KALIMANTAN BARAT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ALIMANTAN TENGAH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KALIMANTAN SELATAN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ALIMANTAN TIMUR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KALIMANTAN UTARA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ULAWESI UTARA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ULAWESI TENGAH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ULAWESI SELATAN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ULAWESI TENGGARA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ORONTALO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ULAWESI BARAT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LUKU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LUKU UTARA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APUA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PUA BARAT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ko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provinsi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DIE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MEULU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IREUE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CEH TIMU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CEH UT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IDI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CEH BARAT D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YO LU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CEH SELAT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CEH TAMI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CEH BES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CEH TENGG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ENER MERI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CEH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HOKSEUMAW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CEH BARA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AGAN R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ANG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ANDA ACE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CEH SINGKI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B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CEH TENG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UBULUSSALA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IAS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ANDAILING NATA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I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ABUHAN BATU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APANULI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IMALUNGU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LANGK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ERDANG BEDAG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TAPANULI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SAH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DANG LAW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ADANG LAW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LABUHAN BATU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ADANG SIDEMPU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TOBA 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TAPANULI TENGAH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HUMBANG HASUNDU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IBOLG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ATU B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EMATANG SIANTA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ABUHAN BATU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DELI SERDANG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GUNUNGSITO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I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I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KAR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NIAS B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ED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PAKPAK BH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EBING TINGG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INJ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ANJUNG BAL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HARMASRAY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OLOK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IJUNJUNG (SAWAH LUNTO SIJUNJUNG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ASAMAN BARA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OLO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AS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ANAH DATAR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PADANG 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PESISIR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PAD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WAH LUN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IMA PULUH KOTO / KOT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GA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PAYAKUMBUH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UKITTINGG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PADANG PANJ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KEPULAUAN MENTAWA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DRAGIRI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KUANTAN SINGING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ELALAWAN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PEKANBAR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OKAN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ENGKALI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NDRAGIRI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ROKAN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KAMPA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KEPULAUAN MERANT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DUMA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IAK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TEB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TANJUNG JABUNG BARA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UARO 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KERINC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ERANGI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UNG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ANJUNG JABUNG TIMUR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UNGAIPENUH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ATANG HA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SAROLANGU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ALEMB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LAHA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OGAN KOMERING ULU TIMU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USI 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PAGAR ALA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OGAN KOMERING ULU SELATA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USI RAWA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UARA ENI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OGAN KOMERING UL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OGAN KOMERING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EMPAT LAW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LUBUK LINGGA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PRABUMULIH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OGAN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BENGKULU TENGAH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REJANG 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MUKO MUKO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KAUR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BENGKULU UTAR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KEPAHIA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BENGKULU SELATA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SELUM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BENGKULU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LAMPUNG UTARA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WAY KAN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LAMPUNG TENGAH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MESUJI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RINGSEWU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LAMPUNG TIMUR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LAMPUNG SELAT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TULANG BAWA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TULANG BAWA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TANGGAMUS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LAMPU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ESISIR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ESAWAR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BANDAR LAMPU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ETRO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BELITU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BELITUNG TIMUR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BANGKA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BANGKA SELATAN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BANGKA BARAT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PANGKAL PINA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BANGKA TENGA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KEPULAUAN ANAMBAS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BINTA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TUN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BATAM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TANJUNG PINANG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KARIMU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LINGG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JAKARTA UTAR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JAKARTA BAR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JAKARTA TIMUR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JAKARTA SELATAN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JAKARTA PUS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KEPULAUAN SERIBU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DEPOK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KARAW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CIREBO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BANDU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SUKABUM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SUMED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INDRAMAYU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MAJALENGK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KUNING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ASIKMALAY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CIAMI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SUB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URWAKART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BOGO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BEKAS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GARU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ANGANDAR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CIANJU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BANJA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BANDUNG BARA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CIMAH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PURBALING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KEBUM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MAGE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CILACAP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BAT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BANJARNEG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BLO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BREBE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BANYUMA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WONOSOB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G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PURWORE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PAT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SUKOHAR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KARANGANYA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PEKALON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PEMA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BOYOLAL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GROBO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SEMAR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DEMAK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REMB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KLAT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KUDU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TEMANGGU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SRAG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JEP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WONOGIR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KEND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SURAKARTA (SOLO)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ALATI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LEMA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ANT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YOGYAKARTA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GUNUNG KID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KULON PROGO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GRESI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KEDIR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SAMP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BANGKAL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UMENEP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SITUBOND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SURABAYA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JEMBE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PAMEKAS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JOMB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PROBOLING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BANYUWANG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PASURU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BOJONEGOR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BONDOWOS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MAGE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LUMAJ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MAL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LITA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SIDOARJ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LAMONG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PACI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ULUNGAGU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MOJOKERT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MADIU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PONORO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NGAW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NGANJU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UB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RENGGALE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BATU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ANG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S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PANDEGL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LEBAK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ANGERANG SELATA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CILEGO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KLUNGK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KARANGASEM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BANGLI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ABANAN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GIANY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BAD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JEMBRANA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BULELE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DENPAS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MATARAM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DOMPU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UMBAWA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SUMBAW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LOMBOK TENGAH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LOMBOK TIMUR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LOMBOK UTAR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LOMBOK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BIM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IMOR TENGAH SELATAN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FLORES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ALO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ENDE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NAGEKE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KUPANG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IKK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NGAD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IMOR TENGAH UTAR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BELU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LEMBAT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UMBA BARAT DAY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SUMBA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SUMBA TENGA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SUMBA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ROTE NDA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MANGGARAI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MANGGARAI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SABU RAIJU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MANGGARAI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LAND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KETAP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SINT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KUBU RAY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PONTIAN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KAYONG UTAR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BENGKAY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KAPUAS HUL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SAMBAS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SINGKAW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SANGG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MELAWI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SEKAD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KOTAWARINGIN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SUKAM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KOTAWARINGIN BARAT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BARITO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KAPU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PULANG PIS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LAMAND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SERUY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KATING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BARITO SELAT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MURUNG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BARITO UT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GUNUNG M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PALANGKA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TAP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BANJAR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HULU SUNGAI TENGA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TABALONG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HULU SUNGAI UTAR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BALANG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TANAH BUMB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BANJARMAS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KOTA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TANAH LAUT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HULU SUNGAI SELAT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BARITO KUAL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BANJAR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KUTAI BARAT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SAMARIND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PASE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KUTAI KARTANEG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BERAU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PENAJAM PASER UT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BONTANG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KUTAI TIMU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BALIKPAPAN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MALINAU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NUNU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BULUNGAN (BULONGAN)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TANA TIDUNG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TARA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BOLAANG MONGONDOW (BOLMONG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BOLAANG MONGONDOW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MINAHASA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BITUNG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MINAHAS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KEPULAUAN SANGIHE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MINAHASA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KEPULAUAN TALAUD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KEPULAUAN SIAU TAGULANDANG BIARO (SITARO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MANADO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BOLAANG MONGONDOW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BOLAANG MONGONDOW TIMUR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MINAHASA TENGG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KOTAMOBAGU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TOMOHO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BANGGAI KEPULAUAN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TOLI-TO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PARIGI MOUTONG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BUOL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DONGGAL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POSO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MOROWA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TOJO UNA-UN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BANGGA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SIG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PALU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MAROS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WAJ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BON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SOPP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SIDENRENG RAPPANG / RAP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TAKAL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BARR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LUWU TIMU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SINJAI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PANGKAJENE KEPULAUAN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PINR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JENEPONT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PALOP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TORAJA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LUW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BULUKUMB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MAKASS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SELAYAR (KEPULAUAN SELAYAR)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TANA TORAJ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LUWU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BANTA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GOW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ENREK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PAREPAR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KOLAK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MU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KONAWE SELATA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KENDAR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KONAWE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KONAWE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KOLAKA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BUTO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BOMBA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WAKATOB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BAU-BAU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BUTON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GORONTALO UTARA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BONE BOLANG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GORONTAL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BOALEM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POHUWAT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MAJENE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MAMUJU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MAMUJU UTAR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POLEWALI MANDAR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MAMAS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MALUKU TENGGARA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MALUKU TENGGAR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SERAM BAGIAN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MALUKU TENGA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SERAM BAGIAN TIMUR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MALUKU BARAT DAY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AMBO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BU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BURU SELATA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KEPULAUAN A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TUAL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HALMAHERA BARAT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TIDORE KEPULAU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TERNATE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PULAU MOROTAI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KEPULAUAN SUL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HALMAHERA SELAT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HALMAHERA TENGA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HALMAHERA TIMUR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HALMAHERA UTAR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YAL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DOGIY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ASMAT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JAYAPU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PANI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MAPP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TOLIKA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PUNCAK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PEGUNUNGAN BINTANG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JAYAWI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LANNY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NDUG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BIAK NUMFOR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KEPULAUAN YAPEN (YAPEN WAROPEN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PUNCAK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INTAN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WAROPEN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NABIR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MIMIK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BOVEN DIGOEL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YAHUK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SARM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MERAUK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DEIYAI (DELIYAI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KEEROM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SUPIOR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MAMBERAMO R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MAMBERAMO TENGAH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AJA AMP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MANOKWARI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MANOKWAR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KAIMAN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MAYBR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SORONG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FAK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PEGUNUNGAN AR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TAMBRAUW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SORONG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TELUK WONDAM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TELUK BINTUN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number-rows-repeated="1048100" table:style-name="ro1">
          <table:table-cell table:number-columns-repeated="16384"/>
        </table:table-row>
      </table:table>
      <table:table table:name="status_kedatang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MIB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NIO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eportasi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F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status_pemulang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dar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rat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ndiri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ijemput Keluarga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penyedia_jas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telp</text:p>
          </table:table-cell>
          <table:table-cell office:value-type="string" table:style-name="ce1">
            <text:p>up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. RIZKY SURYA MANIDIRI</text:p>
          </table:table-cell>
          <table:table-cell office:value-type="string" table:style-name="ce1">
            <text:p>Jl. Darussalam Selatan 1 No. 114, Kota Tangerang</text:p>
          </table:table-cell>
          <table:table-cell table:style-name="ce1"/>
          <table:table-cell office:value-type="string" table:style-name="ce1">
            <text:p>6281218128653</text:p>
          </table:table-cell>
          <table:table-cell office:value-type="string" table:style-name="ce1">
            <text:p>Tn Suryadi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jenis_barang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asi Kotak Komplit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jenis_pengangkutan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rat dengan Minibus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dara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mdede</meta:initial-creator>
    <dc:creator>Muhammad Dede Nuraen</dc:creator>
    <meta:creation-date>2022-11-06T04:20:59Z</meta:creation-date>
    <dc:date>2022-12-05T10:49:04Z</dc:date>
  </office:meta>
</office:document-meta>
</file>